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6.6931in" style:rel-column-width="65535*"/>
    </style:style>
    <style:style style:name="Table1.A1" style:family="table-cell">
      <style:table-cell-properties fo:padding="0.0382in" fo:border="0.05pt solid #000000"/>
    </style:style>
    <style:style style:name="P1" style:family="paragraph" style:parent-style-name="Standard">
      <style:text-properties officeooo:rsid="001f6461" officeooo:paragraph-rsid="001f6461"/>
    </style:style>
    <style:style style:name="P2" style:family="paragraph" style:parent-style-name="Subtitle">
      <style:text-properties officeooo:rsid="001f6461" officeooo:paragraph-rsid="001f6461"/>
    </style:style>
    <style:style style:name="P3" style:family="paragraph" style:parent-style-name="Text_20_body">
      <style:text-properties officeooo:rsid="001f6461" officeooo:paragraph-rsid="002082db"/>
    </style:style>
    <style:style style:name="P4" style:family="paragraph" style:parent-style-name="Text_20_body">
      <style:text-properties officeooo:paragraph-rsid="002082db"/>
    </style:style>
    <style:style style:name="P5" style:family="paragraph" style:parent-style-name="Title">
      <style:text-properties officeooo:rsid="001f6461" officeooo:paragraph-rsid="001f6461"/>
    </style:style>
    <style:style style:name="P6" style:family="paragraph" style:parent-style-name="Standard">
      <style:text-properties fo:font-weight="bold" officeooo:rsid="00257cba" officeooo:paragraph-rsid="00257cba" style:font-weight-asian="bold" style:font-weight-complex="bold"/>
    </style:style>
    <style:style style:name="P7" style:family="paragraph" style:parent-style-name="Standard">
      <style:text-properties fo:font-weight="bold" officeooo:rsid="00277c85" officeooo:paragraph-rsid="00277c85" style:font-weight-asian="bold" style:font-weight-complex="bold"/>
    </style:style>
    <style:style style:name="P8" style:family="paragraph" style:parent-style-name="Table_20_Contents">
      <style:text-properties officeooo:rsid="0027f32b" officeooo:paragraph-rsid="0027f32b"/>
    </style:style>
    <style:style style:name="P9" style:family="paragraph" style:parent-style-name="Table_20_Contents">
      <style:paragraph-properties fo:text-align="center" style:justify-single-word="false"/>
      <style:text-properties officeooo:rsid="0027f32b" officeooo:paragraph-rsid="0027f32b"/>
    </style:style>
    <style:style style:name="P10" style:family="paragraph" style:parent-style-name="Table_20_Contents">
      <style:paragraph-properties fo:text-align="end" style:justify-single-word="false"/>
      <style:text-properties fo:font-weight="bold" officeooo:rsid="0027f32b" officeooo:paragraph-rsid="0027f32b" style:font-weight-asian="bold" style:font-weight-complex="bold"/>
    </style:style>
    <style:style style:name="P11" style:family="paragraph" style:parent-style-name="Text_20_body">
      <style:text-properties fo:font-weight="bold" officeooo:rsid="00277c85" officeooo:paragraph-rsid="00277c85" style:font-weight-asian="bold" style:font-weight-complex="bold"/>
    </style:style>
    <style:style style:name="P12" style:family="paragraph" style:parent-style-name="Text_20_body">
      <style:text-properties fo:font-weight="bold" officeooo:rsid="00277c85" officeooo:paragraph-rsid="001f6461" style:font-weight-asian="bold" style:font-weight-complex="bold"/>
    </style:style>
    <style:style style:name="T1" style:family="text">
      <style:text-properties officeooo:rsid="001f6461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f6461" style:font-weight-asian="bold" style:font-weight-complex="bold"/>
    </style:style>
    <style:style style:name="T4" style:family="text">
      <style:text-properties fo:font-weight="bold" officeooo:rsid="002082db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1f6461" style:font-weight-asian="normal" style:font-weight-complex="normal"/>
    </style:style>
    <style:style style:name="T7" style:family="text">
      <style:text-properties officeooo:rsid="002082db"/>
    </style:style>
    <style:style style:name="T8" style:family="text">
      <style:text-properties officeooo:rsid="0022eb8a"/>
    </style:style>
    <text:list-style style:name="L1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EIE06_Tarea</text:p>
      <text:p text:style-name="P2">Christopher Vera McCaffery</text:p>
      <text:p text:style-name="P1"><text:span text:style-name="Strong_20_Emphasis">Actividad 1:</text:span></text:p>
      <text:p text:style-name="Text_20_body"><text:bookmark text:name="yui_3_17_2_1_1649780692796_64"/>Completa una ficha, que incluirás en tu plan de empresa, con los siguientes apartados (algunos ya los has completado en tareas anteriores) </text:p>
      <table:table table:name="Table1" table:style-name="Table1">
        <table:table-column table:style-name="Table1.A"/>
        <table:table-row table:style-name="TableLine93848240444544">
          <table:table-cell table:style-name="Table1.A1" office:value-type="string">
            <text:p text:style-name="P3">Mi empresa se llama <text:span text:style-name="T2">MF&amp;P Security</text:span><text:span text:style-name="T5">.</text:span></text:p>
            <text:p text:style-name="P4"><text:span text:style-name="T1">El domicilio social es la oficina que tenemos alquilada en la calle </text:span><text:span text:style-name="T3">Francisco Aritrio</text:span><text:span text:style-name="T6"> </text:span><text:span text:style-name="T3">nº6</text:span><text:span text:style-name="T6">.</text:span></text:p>
            <text:p text:style-name="P3">En la localidad de <text:span text:style-name="T2">Guadalajara.</text:span></text:p>
            <text:p text:style-name="P3">Provincia de <text:span text:style-name="T2">Guadalajara</text:span><text:span text:style-name="T5">.</text:span></text:p>
            <text:p text:style-name="P3">Actividad: <text:span text:style-name="T2">servicios informáticos a empresas y particulares</text:span>, CNAE J-6209, otros servicios relacionados con las tecnologías de la información y la informática.</text:p>
            <text:p text:style-name="P3">He elegido como forma jurídica la de <text:span text:style-name="T2">Sociedad Limitada</text:span></text:p>
            <text:p text:style-name="P3">Porque somos tres socios, amén de que solo pondríamos en riesgo el dinero invertido, no tendríamos que responder ante posibles deudas con nuestro capital personal.</text:p>
            <text:p text:style-name="P3">Las personas emprendedoras son Jorge Fernandez, Badim Parkomenko y yo, Christopher Vera McCaffery.</text:p>
            <text:p text:style-name="P3">Las personas trabajadoras son <text:span text:style-name="T7">en principio las mismas que emprenden. </text:span><text:span text:style-name="T8">Se inician los trámites para poder contratar a gente en el futuro, pero no se contrata a nadie.</text:span></text:p>
            <text:p text:style-name="P3">Porque <text:span text:style-name="T7">hasta que el negocio esté funcionando no tiene sentido tener personal asalariado.</text:span></text:p>
            <text:p text:style-name="P4"><text:span text:style-name="T1">El capital social es de </text:span><text:span text:style-name="T4">36.000€-45.000€</text:span><text:span text:style-name="T1"> </text:span><text:span text:style-name="T3">aportado </text:span><text:span text:style-name="T4">a partes iguales</text:span><text:span text:style-name="T7"> por los tres miembros.</text:span></text:p>
            <text:p text:style-name="P4"><text:span text:style-name="T1">Al haber elegido como forma jurídica la de </text:span><text:span text:style-name="T4">Sociedad Limitada</text:span><text:span text:style-name="T1">, la responsabilidad ante las deudas sociales es </text:span><text:span text:style-name="T7">únicamente el capital invertido en la empresa.</text:span></text:p>
          </table:table-cell>
        </table:table-row>
      </table:table>
      <text:p text:style-name="P12"><text:span text:style-name="Strong_20_Emphasis"><text:span text:style-name="T5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Gogloglo </meta:initial-creator>
    <meta:creation-date>2022-04-12T18:25:29.964063217</meta:creation-date>
    <dc:date>2022-04-14T13:11:11.609586454</dc:date>
    <dc:creator>Gogloglo </dc:creator>
    <meta:editing-duration>PT42M21S</meta:editing-duration>
    <meta:editing-cycles>3</meta:editing-cycles>
    <meta:generator>LibreOffice/6.4.7.2$Linux_X86_64 LibreOffice_project/40$Build-2</meta:generator>
    <meta:document-statistic meta:table-count="1" meta:image-count="0" meta:object-count="0" meta:page-count="1" meta:paragraph-count="16" meta:word-count="204" meta:character-count="1336" meta:non-whitespace-character-count="1147"/>
  </office:meta>
</office:document-meta>
</file>